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1900000305C015233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61de"/>
    </style:style>
    <style:style style:name="P2" style:family="paragraph" style:parent-style-name="Standard">
      <style:paragraph-properties fo:text-align="start" style:justify-single-word="false"/>
      <style:text-properties officeooo:paragraph-rsid="00152da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2dae" officeooo:paragraph-rsid="00152da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361de" officeooo:paragraph-rsid="001361de"/>
    </style:style>
    <style:style style:name="P6" style:family="paragraph" style:parent-style-name="Standard">
      <style:paragraph-properties fo:text-align="start" style:justify-single-word="false"/>
      <style:text-properties officeooo:rsid="00152dae" officeooo:paragraph-rsid="00152dae"/>
    </style:style>
    <style:style style:name="P7" style:family="paragraph" style:parent-style-name="Standard">
      <style:text-properties officeooo:rsid="00152dae" officeooo:paragraph-rsid="00152dae"/>
    </style:style>
    <style:style style:name="P8" style:family="paragraph" style:parent-style-name="Standard">
      <style:paragraph-properties fo:text-align="start" style:justify-single-word="false"/>
      <style:text-properties officeooo:rsid="00152dae" officeooo:paragraph-rsid="00152dae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76f22" officeooo:paragraph-rsid="00176f2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76f22" officeooo:paragraph-rsid="00176f2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903ab" officeooo:paragraph-rsid="001903ab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76f22" officeooo:paragraph-rsid="00152dae"/>
    </style:style>
    <style:style style:name="P13" style:family="paragraph" style:parent-style-name="Standard">
      <style:paragraph-properties fo:text-align="start" style:justify-single-word="false"/>
      <style:text-properties officeooo:rsid="00176f22" officeooo:paragraph-rsid="00176f22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76f22" officeooo:paragraph-rsid="00176f2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8a36e" officeooo:paragraph-rsid="0018a36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03ab" officeooo:paragraph-rsid="001903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903ab" officeooo:paragraph-rsid="0019cdb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903ab" officeooo:paragraph-rsid="001903ab" style:font-size-asian="10.5pt" style:font-weight-asian="bold" style:font-size-complex="12pt" style:font-weight-complex="bold"/>
    </style:style>
    <style:style style:name="T1" style:family="text">
      <style:text-properties officeooo:rsid="001361de"/>
    </style:style>
    <style:style style:name="T2" style:family="text">
      <style:text-properties officeooo:rsid="00152dae"/>
    </style:style>
    <style:style style:name="T3" style:family="text">
      <style:text-properties officeooo:rsid="00176f22"/>
    </style:style>
    <style:style style:name="T4" style:family="text">
      <style:text-properties officeooo:rsid="0019cd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Eample</text:span></text:p>
      <text:p text:style-name="P17"><text:span text:style-name="T4"/></text:p>
      <text:p text:style-name="P17"><draw:frame draw:style-name="fr1" draw:name="gráficos1" text:anchor-type="paragraph" svg:width="17cm" svg:height="8.417cm" draw:z-index="0"><draw:image xlink:href="Pictures/100000000000061900000305C015233A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07:59:48</meta:creation-date>
    <meta:editing-duration>PT34M10S</meta:editing-duration>
    <meta:editing-cycles>6</meta:editing-cycles>
    <meta:generator>LibreOffice/3.6$Linux_X86_64 LibreOffice_project/360m1$Build-2</meta:generator>
    <meta:initial-creator>gnujavasergio </meta:initial-creator>
    <dc:date>2015-10-19T10:50:50</dc:date>
    <dc:creator>gnujavasergio </dc:creator>
    <meta:document-statistic meta:table-count="0" meta:image-count="1" meta:object-count="0" meta:page-count="1" meta:paragraph-count="1" meta:word-count="1" meta:character-count="6" meta:non-whitespace-character-count="6"/>
  </office:meta>
</office:document-meta>
</file>